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cdfda" officeooo:paragraph-rsid="002cdfda"/>
    </style:style>
    <style:style style:name="P16" style:family="paragraph" style:parent-style-name="Standard">
      <style:text-properties officeooo:paragraph-rsid="0032b83a"/>
    </style:style>
    <style:style style:name="P17" style:family="paragraph" style:parent-style-name="Standard">
      <style:text-properties officeooo:rsid="0034bd2b" officeooo:paragraph-rsid="0034bd2b"/>
    </style:style>
    <style:style style:name="P18" style:family="paragraph" style:parent-style-name="Standard">
      <style:text-properties officeooo:rsid="00380568" officeooo:paragraph-rsid="00380568"/>
    </style:style>
    <style:style style:name="P19" style:family="paragraph" style:parent-style-name="Standard">
      <style:text-properties officeooo:paragraph-rsid="00419ebd"/>
    </style:style>
    <style:style style:name="P20" style:family="paragraph" style:parent-style-name="Standard">
      <style:text-properties officeooo:paragraph-rsid="0042e683"/>
    </style:style>
    <style:style style:name="P21" style:family="paragraph" style:parent-style-name="Standard">
      <style:text-properties officeooo:rsid="00460924" officeooo:paragraph-rsid="00460924"/>
    </style:style>
    <style:style style:name="P22" style:family="paragraph" style:parent-style-name="Standard">
      <style:text-properties officeooo:rsid="00481a22" officeooo:paragraph-rsid="00481a22"/>
    </style:style>
    <style:style style:name="P23" style:family="paragraph" style:parent-style-name="Standard">
      <style:text-properties officeooo:rsid="00481a22" officeooo:paragraph-rsid="0048fbe7"/>
    </style:style>
    <style:style style:name="P24" style:family="paragraph" style:parent-style-name="Standard">
      <style:text-properties officeooo:rsid="0049dc14" officeooo:paragraph-rsid="0049dc14"/>
    </style:style>
    <style:style style:name="P25" style:family="paragraph" style:parent-style-name="Standard">
      <style:text-properties officeooo:rsid="004c9901" officeooo:paragraph-rsid="004c9901"/>
    </style:style>
    <style:style style:name="P26" style:family="paragraph" style:parent-style-name="Standard">
      <style:text-properties officeooo:rsid="004e671d" officeooo:paragraph-rsid="004e671d"/>
    </style:style>
    <style:style style:name="P27" style:family="paragraph" style:parent-style-name="Standard">
      <style:text-properties officeooo:rsid="00516e84" officeooo:paragraph-rsid="00516e84"/>
    </style:style>
    <style:style style:name="P28" style:family="paragraph" style:parent-style-name="Standard">
      <style:text-properties officeooo:rsid="005313d6" officeooo:paragraph-rsid="005313d6"/>
    </style:style>
    <style:style style:name="P29" style:family="paragraph" style:parent-style-name="Standard">
      <style:text-properties officeooo:rsid="0055132a" officeooo:paragraph-rsid="0055132a"/>
    </style:style>
    <style:style style:name="P30" style:family="paragraph" style:parent-style-name="Standard">
      <style:text-properties officeooo:rsid="005728c7" officeooo:paragraph-rsid="005728c7"/>
    </style:style>
    <style:style style:name="P31" style:family="paragraph" style:parent-style-name="Standard">
      <style:text-properties officeooo:rsid="00584187" officeooo:paragraph-rsid="00584187"/>
    </style:style>
    <style:style style:name="P32" style:family="paragraph" style:parent-style-name="Standard">
      <style:text-properties officeooo:rsid="0058e378" officeooo:paragraph-rsid="0058e378"/>
    </style:style>
    <style:style style:name="P33" style:family="paragraph" style:parent-style-name="Standard">
      <style:text-properties officeooo:rsid="005a2046" officeooo:paragraph-rsid="005a2046"/>
    </style:style>
    <style:style style:name="P34" style:family="paragraph" style:parent-style-name="Standard">
      <style:text-properties officeooo:rsid="005bea7d" officeooo:paragraph-rsid="005bea7d"/>
    </style:style>
    <style:style style:name="P35" style:family="paragraph" style:parent-style-name="Standard">
      <style:text-properties officeooo:rsid="005de317" officeooo:paragraph-rsid="005de317"/>
    </style:style>
    <style:style style:name="P36" style:family="paragraph" style:parent-style-name="Standard">
      <style:text-properties officeooo:rsid="006144ee" officeooo:paragraph-rsid="006144ee"/>
    </style:style>
    <style:style style:name="P37" style:family="paragraph" style:parent-style-name="Standard">
      <style:text-properties officeooo:rsid="0061edff" officeooo:paragraph-rsid="0061edff"/>
    </style:style>
    <style:style style:name="P38" style:family="paragraph" style:parent-style-name="Standard">
      <style:text-properties officeooo:rsid="0063ec68" officeooo:paragraph-rsid="00419ebd"/>
    </style:style>
    <style:style style:name="P39" style:family="paragraph" style:parent-style-name="Standard">
      <style:text-properties officeooo:rsid="006662c2" officeooo:paragraph-rsid="006662c2"/>
    </style:style>
    <style:style style:name="P40" style:family="paragraph" style:parent-style-name="Standard">
      <style:text-properties officeooo:paragraph-rsid="006662c2"/>
    </style:style>
    <style:style style:name="P41" style:family="paragraph" style:parent-style-name="Standard">
      <style:text-properties officeooo:rsid="006ac793" officeooo:paragraph-rsid="006ac793"/>
    </style:style>
    <style:style style:name="P42" style:family="paragraph" style:parent-style-name="Standard">
      <style:text-properties officeooo:rsid="006ebcf5" officeooo:paragraph-rsid="006ebcf5"/>
    </style:style>
    <style:style style:name="P43" style:family="paragraph" style:parent-style-name="Standard">
      <style:text-properties officeooo:rsid="006ff5cb" officeooo:paragraph-rsid="006ff5cb"/>
    </style:style>
    <style:style style:name="P44" style:family="paragraph" style:parent-style-name="Standard">
      <style:text-properties officeooo:paragraph-rsid="00269d8b"/>
    </style:style>
    <style:style style:name="P45" style:family="paragraph" style:parent-style-name="Standard">
      <style:text-properties officeooo:rsid="00711828" officeooo:paragraph-rsid="00711828"/>
    </style:style>
    <style:style style:name="P46" style:family="paragraph" style:parent-style-name="Standard">
      <style:text-properties officeooo:rsid="0072c273" officeooo:paragraph-rsid="006ac793"/>
    </style:style>
    <style:style style:name="P47" style:family="paragraph" style:parent-style-name="Standard">
      <style:text-properties officeooo:rsid="0072c273" officeooo:paragraph-rsid="0072c273"/>
    </style:style>
    <style:style style:name="P48" style:family="paragraph" style:parent-style-name="Standard">
      <style:text-properties officeooo:rsid="00737d9c" officeooo:paragraph-rsid="00737d9c"/>
    </style:style>
    <style:style style:name="P49" style:family="paragraph" style:parent-style-name="Standard">
      <style:text-properties officeooo:rsid="00266ddc" officeooo:paragraph-rsid="00266ddc"/>
    </style:style>
    <style:style style:name="P50" style:family="paragraph" style:parent-style-name="Standard">
      <style:text-properties officeooo:rsid="00772a80" officeooo:paragraph-rsid="00772a80"/>
    </style:style>
    <style:style style:name="P51" style:family="paragraph" style:parent-style-name="Standard">
      <style:text-properties officeooo:paragraph-rsid="002a948a"/>
    </style:style>
    <style:style style:name="P52" style:family="paragraph" style:parent-style-name="Standard">
      <style:text-properties officeooo:rsid="007d5764" officeooo:paragraph-rsid="007d5764"/>
    </style:style>
    <style:style style:name="P53" style:family="paragraph" style:parent-style-name="Standard">
      <style:text-properties officeooo:rsid="00802910" officeooo:paragraph-rsid="00802910"/>
    </style:style>
    <style:style style:name="P54" style:family="paragraph" style:parent-style-name="Standard">
      <style:text-properties officeooo:rsid="008523d8" officeooo:paragraph-rsid="008523d8"/>
    </style:style>
    <style:style style:name="P55" style:family="paragraph" style:parent-style-name="Standard">
      <style:text-properties officeooo:paragraph-rsid="00870e63"/>
    </style:style>
    <style:style style:name="P56" style:family="paragraph" style:parent-style-name="Text_20_body">
      <style:paragraph-properties fo:margin-top="0in" fo:margin-bottom="0.139in" loext:contextual-spacing="false" fo:line-height="115%"/>
    </style:style>
    <style:style style:name="P57"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58" style:family="paragraph" style:parent-style-name="Standard">
      <style:paragraph-properties fo:margin-top="0.0417in" fo:margin-bottom="0in" loext:contextual-spacing="false"/>
      <style:text-properties fo:font-size="10pt" style:font-size-asian="10pt" style:font-size-complex="10pt"/>
    </style:style>
    <style:style style:name="P59" style:family="paragraph" style:parent-style-name="Literatur">
      <style:paragraph-properties fo:break-before="page"/>
    </style:style>
    <style:style style:name="P60" style:family="paragraph" style:parent-style-name="Startüberschrift">
      <style:paragraph-properties fo:break-before="page"/>
    </style:style>
    <style:style style:name="P61"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62" style:family="paragraph" style:parent-style-name="Standard">
      <style:paragraph-properties fo:margin-top="0in" fo:margin-bottom="0.0693in" loext:contextual-spacing="false"/>
      <style:text-properties fo:text-transform="uppercase" style:font-name-complex="Arial2" style:font-size-complex="11pt"/>
    </style:style>
    <style:style style:name="P63" style:family="paragraph" style:parent-style-name="Standard">
      <style:paragraph-properties fo:margin-top="0in" fo:margin-bottom="0.0693in" loext:contextual-spacing="false"/>
      <style:text-properties style:font-size-complex="11pt"/>
    </style:style>
    <style:style style:name="P64" style:family="paragraph" style:parent-style-name="Standard">
      <style:paragraph-properties fo:margin-top="0.0555in" fo:margin-bottom="0.0555in" loext:contextual-spacing="false"/>
      <style:text-properties style:font-size-complex="11pt"/>
    </style:style>
    <style:style style:name="P65" style:family="paragraph" style:parent-style-name="Deckblatt_20_Autor">
      <style:text-properties fo:color="#00000a"/>
    </style:style>
    <style:style style:name="P66" style:family="paragraph" style:parent-style-name="Deckblatt_20_Autor">
      <style:text-properties fo:color="#00000a" fo:font-size="12pt" style:font-size-asian="12pt" style:font-size-complex="12pt"/>
    </style:style>
    <style:style style:name="P67"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68" style:family="paragraph" style:parent-style-name="table_20_of_20_figures">
      <style:paragraph-properties>
        <style:tab-stops>
          <style:tab-stop style:position="6.2925in" style:type="right" style:leader-style="dotted" style:leader-text="."/>
        </style:tab-stops>
      </style:paragraph-properties>
    </style:style>
    <style:style style:name="P69" style:family="paragraph" style:parent-style-name="Startüberschrift">
      <style:text-properties fo:language="en" fo:country="GB"/>
    </style:style>
    <style:style style:name="P70" style:family="paragraph" style:parent-style-name="Deckblatt_20_Bachelorarbeit">
      <style:text-properties fo:color="#00000a"/>
    </style:style>
    <style:style style:name="P71" style:family="paragraph" style:parent-style-name="Deckblatt_20_Studiengang">
      <style:text-properties fo:color="#00000a"/>
    </style:style>
    <style:style style:name="P72" style:family="paragraph" style:parent-style-name="Deckblatt_20_Studiengang">
      <style:text-properties fo:color="#00000a" fo:language="en" fo:country="GB"/>
    </style:style>
    <style:style style:name="P73" style:family="paragraph" style:parent-style-name="Contents_20_1">
      <style:paragraph-properties>
        <style:tab-stops>
          <style:tab-stop style:position="6.2984in" style:type="right" style:leader-style="dotted" style:leader-text="."/>
        </style:tab-stops>
      </style:paragraph-properties>
    </style:style>
    <style:style style:name="P74" style:family="paragraph" style:parent-style-name="Contents_20_2">
      <style:paragraph-properties>
        <style:tab-stops>
          <style:tab-stop style:position="6.2984in" style:type="right" style:leader-style="dotted" style:leader-text="."/>
        </style:tab-stops>
      </style:paragraph-properties>
    </style:style>
    <style:style style:name="P75" style:family="paragraph" style:parent-style-name="Contents_20_3">
      <style:paragraph-properties>
        <style:tab-stops>
          <style:tab-stop style:position="6.2984in" style:type="right" style:leader-style="dotted" style:leader-text="."/>
        </style:tab-stops>
      </style:paragraph-properties>
    </style:style>
    <style:style style:name="P76" style:family="paragraph" style:parent-style-name="Addressee">
      <style:text-properties officeooo:rsid="007a6130" officeooo:paragraph-rsid="007a6130"/>
    </style:style>
    <style:style style:name="P77" style:family="paragraph" style:parent-style-name="Standard">
      <style:text-properties fo:language="en" fo:country="GB" officeooo:rsid="00266ddc" officeooo:paragraph-rsid="00266ddc" style:font-size-complex="11pt"/>
    </style:style>
    <style:style style:name="P78" style:family="paragraph" style:parent-style-name="Standard">
      <style:text-properties fo:language="en" fo:country="GB" officeooo:rsid="0076e45a" officeooo:paragraph-rsid="0076e45a" style:font-size-complex="11pt"/>
    </style:style>
    <style:style style:name="P79" style:family="paragraph" style:parent-style-name="Standard">
      <style:text-properties officeooo:rsid="00802910" officeooo:paragraph-rsid="00802910"/>
    </style:style>
    <style:style style:name="P80" style:family="paragraph" style:parent-style-name="Standard">
      <style:text-properties officeooo:rsid="00802910" officeooo:paragraph-rsid="008aa652"/>
    </style:style>
    <style:style style:name="P81" style:family="paragraph" style:parent-style-name="Standard">
      <style:text-properties officeooo:paragraph-rsid="002a948a"/>
    </style:style>
    <style:style style:name="P82" style:family="paragraph" style:parent-style-name="Standard">
      <style:text-properties officeooo:paragraph-rsid="008aa652"/>
    </style:style>
    <style:style style:name="P83" style:family="paragraph" style:parent-style-name="Standard">
      <style:text-properties officeooo:rsid="008aa652" officeooo:paragraph-rsid="008abec3"/>
    </style:style>
    <style:style style:name="P84" style:family="paragraph" style:parent-style-name="Standard">
      <style:text-properties officeooo:rsid="008abec3" officeooo:paragraph-rsid="008abec3"/>
    </style:style>
    <style:style style:name="P85" style:family="paragraph" style:parent-style-name="Standard">
      <style:text-properties officeooo:rsid="008ef26c" officeooo:paragraph-rsid="008ef26c"/>
    </style:style>
    <style:style style:name="P86" style:family="paragraph" style:parent-style-name="Standard">
      <style:text-properties officeooo:rsid="008f47e4" officeooo:paragraph-rsid="008f47e4"/>
    </style:style>
    <style:style style:name="P87" style:family="paragraph" style:parent-style-name="Standard">
      <style:text-properties officeooo:rsid="008f76dc" officeooo:paragraph-rsid="008f76dc"/>
    </style:style>
    <style:style style:name="P88" style:family="paragraph" style:parent-style-name="Standard">
      <style:text-properties officeooo:rsid="009043f2" officeooo:paragraph-rsid="009043f2"/>
    </style:style>
    <style:style style:name="P89" style:family="paragraph" style:parent-style-name="Standard">
      <style:text-properties officeooo:rsid="0090e3ab" officeooo:paragraph-rsid="0090e3ab"/>
    </style:style>
    <style:style style:name="P90" style:family="paragraph" style:parent-style-name="Standard">
      <style:text-properties officeooo:rsid="002cdfda" officeooo:paragraph-rsid="002cdfda"/>
    </style:style>
    <style:style style:name="P91" style:family="paragraph" style:parent-style-name="Standard">
      <style:text-properties officeooo:rsid="009393be" officeooo:paragraph-rsid="009393be"/>
    </style:style>
    <style:style style:name="P92" style:family="paragraph" style:parent-style-name="Standard">
      <style:text-properties officeooo:rsid="0093ac83" officeooo:paragraph-rsid="0093ac83"/>
    </style:style>
    <style:style style:name="P93" style:family="paragraph" style:parent-style-name="Standard">
      <style:text-properties officeooo:rsid="0096726e" officeooo:paragraph-rsid="0096726e"/>
    </style:style>
    <style:style style:name="P94" style:family="paragraph" style:parent-style-name="Standard">
      <style:text-properties officeooo:rsid="00986bce" officeooo:paragraph-rsid="00986bce"/>
    </style:style>
    <style:style style:name="P95" style:family="paragraph" style:parent-style-name="Standard">
      <style:text-properties officeooo:rsid="0099d308" officeooo:paragraph-rsid="0099d308"/>
    </style:style>
    <style:style style:name="P96" style:family="paragraph" style:parent-style-name="Heading_20_3">
      <style:text-properties officeooo:rsid="00269d8b" officeooo:paragraph-rsid="007a6130"/>
    </style:style>
    <style:style style:name="P97" style:family="paragraph" style:parent-style-name="Heading_20_3">
      <style:text-properties officeooo:rsid="00269d8b" officeooo:paragraph-rsid="00269d8b"/>
    </style:style>
    <style:style style:name="P98" style:family="paragraph" style:parent-style-name="Heading_20_3">
      <style:text-properties officeooo:rsid="00419ebd" officeooo:paragraph-rsid="00419ebd"/>
    </style:style>
    <style:style style:name="P99"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0269d8b" officeooo:paragraph-rsid="00269d8b"/>
    </style:style>
    <style:style style:name="P102" style:family="paragraph" style:parent-style-name="Heading_20_2">
      <style:text-properties officeooo:rsid="00269d8b" officeooo:paragraph-rsid="00269d8b"/>
    </style:style>
    <style:style style:name="P103" style:family="paragraph" style:parent-style-name="Heading_20_4">
      <style:text-properties officeooo:rsid="002a948a" officeooo:paragraph-rsid="002a948a"/>
    </style:style>
    <style:style style:name="P104" style:family="paragraph" style:parent-style-name="Heading_20_4">
      <style:text-properties officeooo:rsid="00801220" officeooo:paragraph-rsid="002a948a"/>
    </style:style>
    <style:style style:name="P105" style:family="paragraph" style:parent-style-name="Heading_20_4">
      <style:text-properties officeooo:rsid="0032b83a" officeooo:paragraph-rsid="0032b83a"/>
    </style:style>
    <style:style style:name="P106" style:family="paragraph" style:parent-style-name="Heading_20_4">
      <style:text-properties officeooo:rsid="00516e84" officeooo:paragraph-rsid="00419ebd"/>
    </style:style>
    <style:style style:name="P107" style:family="paragraph" style:parent-style-name="Heading_20_4">
      <style:text-properties officeooo:rsid="0042e683" officeooo:paragraph-rsid="0042e683"/>
    </style:style>
    <style:style style:name="P108" style:family="paragraph" style:parent-style-name="Heading_20_4">
      <style:text-properties officeooo:rsid="00269d8b" officeooo:paragraph-rsid="00269d8b"/>
    </style:style>
    <style:style style:name="P109" style:family="paragraph" style:parent-style-name="Bibliography" style:list-style-name="WWNum45">
      <style:paragraph-properties fo:margin-left="0in" fo:margin-right="0in" fo:text-indent="-0.5in" style:auto-text-indent="false"/>
    </style:style>
    <style:style style:name="P110" style:family="paragraph" style:parent-style-name="Bibliography" style:list-style-name="WWNum45">
      <style:paragraph-properties fo:margin-left="0in" fo:margin-right="0in" fo:text-indent="-0.5in" style:auto-text-indent="false"/>
      <style:text-properties fo:language="de" fo:country="AT"/>
    </style:style>
    <style:style style:name="P111" style:family="paragraph" style:parent-style-name="Startüberschrift" style:master-page-name="Converted3">
      <style:paragraph-properties style:page-number="auto"/>
    </style:style>
    <style:style style:name="P112" style:family="paragraph" style:parent-style-name="Deckblatt_20_Bachelorarbeit" style:master-page-name="First_20_Page">
      <style:paragraph-properties style:page-number="auto"/>
      <style:text-properties fo:color="#00000a"/>
    </style:style>
    <style:style style:name="P113"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officeooo:rsid="0034bd2b"/>
    </style:style>
    <style:style style:name="T17" style:family="text">
      <style:text-properties officeooo:rsid="0035fdd4"/>
    </style:style>
    <style:style style:name="T18" style:family="text">
      <style:text-properties officeooo:rsid="00375872"/>
    </style:style>
    <style:style style:name="T19" style:family="text">
      <style:text-properties officeooo:rsid="00467ef6"/>
    </style:style>
    <style:style style:name="T20" style:family="text">
      <style:text-properties officeooo:rsid="004aa994"/>
    </style:style>
    <style:style style:name="T21" style:family="text">
      <style:text-properties officeooo:rsid="004e671d"/>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text-properties officeooo:rsid="005b8118"/>
    </style:style>
    <style:style style:name="T27" style:family="text">
      <style:text-properties officeooo:rsid="005ee0aa"/>
    </style:style>
    <style:style style:name="T28" style:family="text">
      <style:text-properties officeooo:rsid="0061edff"/>
    </style:style>
    <style:style style:name="T29" style:family="text">
      <style:text-properties officeooo:rsid="006351b5"/>
    </style:style>
    <style:style style:name="T30" style:family="text">
      <style:text-properties officeooo:rsid="0063ec68"/>
    </style:style>
    <style:style style:name="T31" style:family="text">
      <style:text-properties officeooo:rsid="0064f147"/>
    </style:style>
    <style:style style:name="T32" style:family="text">
      <style:text-properties officeooo:rsid="00684cdd"/>
    </style:style>
    <style:style style:name="T33" style:family="text">
      <style:text-properties officeooo:rsid="006b8cc9"/>
    </style:style>
    <style:style style:name="T34" style:family="text">
      <style:text-properties officeooo:rsid="006bd79c"/>
    </style:style>
    <style:style style:name="T35" style:family="text">
      <style:text-properties officeooo:rsid="006c9350"/>
    </style:style>
    <style:style style:name="T36" style:family="text">
      <style:text-properties officeooo:rsid="006ff5cb"/>
    </style:style>
    <style:style style:name="T37" style:family="text">
      <style:text-properties officeooo:rsid="00721be5"/>
    </style:style>
    <style:style style:name="T38" style:family="text">
      <style:text-properties officeooo:rsid="0073bb8b"/>
    </style:style>
    <style:style style:name="T39" style:family="text">
      <style:text-properties officeooo:rsid="0078ca9d"/>
    </style:style>
    <style:style style:name="T40" style:family="text">
      <style:text-properties officeooo:rsid="00790ffd"/>
    </style:style>
    <style:style style:name="T41" style:family="text">
      <style:text-properties officeooo:rsid="00794167"/>
    </style:style>
    <style:style style:name="T42" style:family="text">
      <style:text-properties officeooo:rsid="007c100b"/>
    </style:style>
    <style:style style:name="T43" style:family="text">
      <style:text-properties officeooo:rsid="007eb4ae"/>
    </style:style>
    <style:style style:name="T44" style:family="text">
      <style:text-properties officeooo:rsid="0081c21a"/>
    </style:style>
    <style:style style:name="T45" style:family="text">
      <style:text-properties officeooo:rsid="00828b7c"/>
    </style:style>
    <style:style style:name="T46" style:family="text">
      <style:text-properties officeooo:rsid="0084b7e0"/>
    </style:style>
    <style:style style:name="T47" style:family="text">
      <style:text-properties officeooo:rsid="00870e63"/>
    </style:style>
    <style:style style:name="T48" style:family="text">
      <style:text-properties officeooo:rsid="0089036b"/>
    </style:style>
    <style:style style:name="T49" style:family="text">
      <style:text-properties officeooo:rsid="008959be"/>
    </style:style>
    <style:style style:name="T50" style:family="text">
      <style:text-properties officeooo:rsid="008abec3"/>
    </style:style>
    <style:style style:name="T51" style:family="text">
      <style:text-properties officeooo:rsid="008bbae1"/>
    </style:style>
    <style:style style:name="T52" style:family="text">
      <style:text-properties officeooo:rsid="008f76dc"/>
    </style:style>
    <style:style style:name="T53" style:family="text">
      <style:text-properties officeooo:rsid="0093ac83"/>
    </style:style>
    <style:style style:name="T5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12"/>
      <text:p text:style-name="P70"/>
      <text:p text:style-name="P70">BACHELORARBEIT</text:p>
      <text:p text:style-name="P71">zur Erlangung des akademischen Grades</text:p>
      <text:p text:style-name="P72">„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65">Ausgeführt von: <text:span text:style-name="T8">Lorenz Herzberger</text:span></text:p>
      <text:p text:style-name="P65">Personenkennzeichen: <text:span text:style-name="T8">1410257022</text:span></text:p>
      <text:p text:style-name="P65"/>
      <text:p text:style-name="P65">1. BegutachterIn: <text:span text:style-name="T8">Patrick Sturm, MSc</text:span></text:p>
      <text:p text:style-name="P66"/>
      <text:p text:style-name="P65">Ort, Datum</text:p>
      <text:p text:style-name="P65"/>
      <text:p text:style-name="Startüberschrift"><text:soft-page-break/>Eidesstattliche Erklärung</text:p>
      <text:p text:style-name="P57">„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56"><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57"><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58">Ort, Datum</text:p>
          </table:table-cell>
          <table:table-cell table:style-name="Tabelle1.B1" office:value-type="string">
            <text:p text:style-name="P58"/>
          </table:table-cell>
          <table:table-cell table:style-name="Tabelle1.A2" office:value-type="string">
            <text:p text:style-name="P58">Unterschrift</text:p>
          </table:table-cell>
        </table:table-row>
      </table:table>
      <text:p text:style-name="P9"/>
      <text:p text:style-name="P9"/>
      <text:p text:style-name="P111">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69"><draw:custom-shape text:anchor-type="paragraph" draw:z-index="1" draw:name="Text Box 66" draw:style-name="gr1" draw:text-style-name="P113"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1">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69"><draw:custom-shape text:anchor-type="paragraph" draw:z-index="2" draw:name="Text Box 65" draw:style-name="gr2" draw:text-style-name="P113"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1">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60">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73"><text:a xlink:type="simple" xlink:href="#__RefHeading___Toc869_567983002" text:style-name="Index_20_Link" text:visited-style-name="Index_20_Link">1 Einleitung<text:tab/>7</text:a></text:p>
          <text:p text:style-name="P73"><text:a xlink:type="simple" xlink:href="#__RefHeading___Toc417_3143690850" text:style-name="Index_20_Link" text:visited-style-name="Index_20_Link">1 Hauptteil<text:tab/>8</text:a></text:p>
          <text:p text:style-name="P74"><text:a xlink:type="simple" xlink:href="#__RefHeading___Toc419_3143690850" text:style-name="Index_20_Link" text:visited-style-name="Index_20_Link">1.1 Theoretischer Teil<text:tab/>8</text:a></text:p>
          <text:p text:style-name="P75"><text:a xlink:type="simple" xlink:href="#__RefHeading___Toc421_3143690850" text:style-name="Index_20_Link" text:visited-style-name="Index_20_Link">1.1.1 Methodik<text:tab/>8</text:a></text:p>
          <text:p text:style-name="P75"><text:a xlink:type="simple" xlink:href="#__RefHeading___Toc423_3143690850" text:style-name="Index_20_Link" text:visited-style-name="Index_20_Link">1.1.2 Datensatz<text:tab/>8</text:a></text:p>
          <text:p text:style-name="P75"><text:a xlink:type="simple" xlink:href="#__RefHeading___Toc427_3143690850" text:style-name="Index_20_Link" text:visited-style-name="Index_20_Link">1.1.3 Modelle<text:tab/>8</text:a></text:p>
          <text:p text:style-name="P75"><text:a xlink:type="simple" xlink:href="#__RefHeading___Toc709_984200755" text:style-name="Index_20_Link" text:visited-style-name="Index_20_Link">1.1.4 Technologien<text:tab/>11</text:a></text:p>
          <text:p text:style-name="P74"><text:a xlink:type="simple" xlink:href="#__RefHeading___Toc429_3143690850" text:style-name="Index_20_Link" text:visited-style-name="Index_20_Link">1.2 Praktischer Teil<text:tab/>11</text:a></text:p>
          <text:p text:style-name="P75"><text:a xlink:type="simple" xlink:href="#__RefHeading___Toc431_3143690850" text:style-name="Index_20_Link" text:visited-style-name="Index_20_Link">1.2.1 Methode<text:tab/>11</text:a></text:p>
          <text:p text:style-name="P75"><text:a xlink:type="simple" xlink:href="#__RefHeading___Toc433_3143690850" text:style-name="Index_20_Link" text:visited-style-name="Index_20_Link">1.2.2 Vergleich der Ergebnisse<text:tab/>11</text:a></text:p>
          <text:p text:style-name="P75"><text:a xlink:type="simple" xlink:href="#__RefHeading___Toc435_3143690850" text:style-name="Index_20_Link" text:visited-style-name="Index_20_Link">1.2.3 Analyse<text:tab/>11</text:a></text:p>
          <text:p text:style-name="P73"><text:a xlink:type="simple" xlink:href="#__RefHeading___Toc437_3143690850" text:style-name="Index_20_Link" text:visited-style-name="Index_20_Link">2 Schluss<text:tab/>12</text:a></text:p>
        </text:index-body>
      </text:table-of-content>
      <text:p text:style-name="P62"/>
      <text:p text:style-name="P63"/>
      <text:p text:style-name="Anmerkungen">ANMERKUNG: Dieses Inhaltverzeichnis generiert sich selbst.</text:p>
      <text:list xml:id="list1659640630" text:style-name="WWNum29">
        <text:list-item>
          <text:h text:style-name="P99"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49"><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7"/>
      <text:p text:style-name="P49"><text:span text:style-name="T9">// …. </text:span><text:span text:style-name="T15">Source has to be inserted</text:span></text:p>
      <text:p text:style-name="P78"># …. smth has to be written</text:p>
      <text:p text:style-name="P78">? …. needs a fact check</text:p>
      <text:p text:style-name="P7"/>
      <text:h text:style-name="P100" text:outline-level="1"><text:bookmark-start text:name="__RefHeading___Toc417_3143690850"/>Hauptteil<text:bookmark-end text:name="__RefHeading___Toc417_3143690850"/></text:h>
      <text:h text:style-name="P102" text:outline-level="2"><text:bookmark-start text:name="__RefHeading___Toc419_3143690850"/>Theoretischer Teil<text:bookmark-end text:name="__RefHeading___Toc419_3143690850"/></text:h>
      <text:h text:style-name="P96" text:outline-level="3">Methodik</text:h>
      <text:p text:style-name="P76">Wie bereits in der Einleitung erwähnt ist es das Ziel dieser Arbeit mehrere Machine Learning Modelle vorzustellen und zu vergleichen hinsichtlich ihrer Performance auf einen reallen Datensatz. <text:span text:style-name="T42">Um eine Vergleichbarkeit zu gewährleisten, werden die Daten für alle Modelle gleich vorbereitet. Weiters soll verglichen werden wie lange es dauert die Modell zu trainiren neue Vorhersagen zu treffen.</text:span></text:p>
      <text:p text:style-name="P76"/>
      <text:h text:style-name="P103" text:outline-level="4">Aufbereitung der Daten für Algorithmen</text:h>
      <text:p text:style-name="P52">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52"/>
      <text:p text:style-name="P52">Dafür wird eine Pipeline erstellt, die sowohl den Trainingsdatensatz wie auch den Testdatensatz in ein einheitliches Format bringen soll. Um mehr Tests durchführen zu können und zu vergleichen welche <text:span text:style-name="T43">Features für verschiedene Modelle eine größere Rolle spielen könnten. Werden zwei Pipelines erstellt, welche die Datensätze auf jeweils anders vorbereiten.</text:span></text:p>
      <text:p text:style-name="P52"/>
      <text:h text:style-name="P104" text:outline-level="4">Training und <text:span text:style-name="T49">Evaluierung</text:span> verschiedener Modelle</text:h>
      <text:p text:style-name="P53">Sobald die Daten <text:span text:style-name="T48">p</text:span>räpariert worden sind, werden die gewählten Modelle mit diesen trainiert und anschließend <text:span text:style-name="T44">wird ihre Präzision anhand des Validierungsdatensatzes beurteilt. Wird auch anhand der Rechenkomplexität und der reallen Performance verglichen wie schnell die Modelle sind.</text:span></text:p>
      <text:p text:style-name="P53"/>
      <text:p text:style-name="P82">// <text:span text:style-name="T46">Data Mining (Chapter 5)</text:span></text:p>
      <text:p text:style-name="P82"><text:span text:style-name="T46">#</text:span> <text:span text:style-name="T46">Cross Validation // Maybe more Chapters to explain better (better structure)</text:span></text:p>
      <text:p text:style-name="P80"><text:span text:style-name="T46">#</text:span> <text:span text:style-name="T46">Splitting data into same equal sized subsets for every algorithm</text:span></text:p>
      <text:p text:style-name="P83">Je mehr Daten fürs Training zur Verfügung stehen, desto besser kann das Modell auf die Problemstellung vorbereitet werden. Ein Problem, das entstehen kann ist das sogenannte Overfitting. <text:s/><text:span text:style-name="T50">Es tritt auf wenn sich ein Modell im Laufe des Trainings zu sehr an den Trainingsdatensatz angepasst hat. </text:span>Das bedeuetet im Prinzip, dass ein Modell zwar in der Lage ist richtige oder präzise Vorhersagen zu treffen, wenn es am Trainingsdatensatz getestet wird aber falsche Vorhersagen trifft wenn es auf neue Daten angewendet wird.</text:p>
      <text:p text:style-name="P83"/>
      <text:p text:style-name="P84"><text:soft-page-break/>&lt;Grafik&gt;Overfitting (Hands on 26)&lt;/Grafik&gt;</text:p>
      <text:p text:style-name="P51"/>
      <text:p text:style-name="P84">Es kann auftreten wenn der Trainingsdatensatz zu klein ist und das entsprechende Modell sich zu sehr auf diesen anpasst. Eine Möglichkeit dem entgegenzuwirken ist es den Trainingsdatensatz zu vergrößern. <text:span text:style-name="T51">Nun kann es aber sein, dass das nicht möglich ist, zum Beispiel aus dem einfachen Grund, dass nicht mehr Daten zur Verfügung stehen. Um trotzdem „mehr“ aus dem Trainingsdatensatz herauszuholen kann man eine „k-fold cross validation“ vornehmen. </text:span></text:p>
      <text:p text:style-name="P84"/>
      <text:p text:style-name="P86">Bei der „k-fold cross validation“ wird das Trainingsset in k Subsets aufgeteilt und das zu evaluierende Modell k mal trainiert. Hierbei ist zu beachten, dass jeweils eines der Subsets zur Validierung verwendet wird und der Rest zum trainieren. <text:span text:style-name="T52">Das hat zur Folge, dass der gesamte Trainingsdatensatz sowohl zum Trainieren als auch Validieren verwendet werden kann. </text:span></text:p>
      <text:p text:style-name="P86"/>
      <text:p text:style-name="P87">&lt;Grafik&gt;k-fold cross validation&lt;/Grafik&gt;</text:p>
      <text:p text:style-name="P87"/>
      <text:p text:style-name="P88">Das hat nicht nur den Vorteil, dass die Trainingsdaten optimal genutzt werden können, sondern auch, dass anhand der mehreren Wertungen eine Standardabweichung festgestellt werden kann.</text:p>
      <text:p text:style-name="P88"/>
      <text:p text:style-name="P89">Ein Nachteil besteht darin, dass nun mehrmals trainiert und getestet werden muss. Was in anbetracht größerer Datensätze eine Menge Zeit kosten kann. Es ist also sehr Rechenintensiv gute Messungen der Performance zu erhalten.</text:p>
      <text:p text:style-name="P51"/>
      <text:h text:style-name="P103" text:outline-level="4">Metriken</text:h>
      <text:p text:style-name="P15">// Hands on Machine Learning 37</text:p>
      <text:p text:style-name="P15">// Data Mining <text:span text:style-name="T32">(Chapter 5)</text:span> <text:span text:style-name="T32">194</text:span></text:p>
      <text:p text:style-name="P92">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92"/>
      <text:p text:style-name="P91">Die wohl am häufigsten benutzte Metrik um die Präzision eines Regressionsmodells festzustellen, ist der Mean Squared Error. <text:span text:style-name="T53">Wie der Name schon sagt, 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p>
      <text:p text:style-name="P15"><text:soft-page-break/></text:p>
      <text:p text:style-name="P93">&lt;Formel&gt;Mean Squared Error&lt;/Formel&gt;</text:p>
      <text:p text:style-name="P93">&lt;Legende/&gt;</text:p>
      <text:p text:style-name="P93"/>
      <text:p text:style-name="P95">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95"/>
      <text:p text:style-name="P95">&lt;Formel&gt;Mean Absolute Error&lt;/Formel&gt;</text:p>
      <text:p text:style-name="P93"/>
      <text:p text:style-name="P94">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93"/>
      <text:h text:style-name="P97" text:outline-level="3"><text:bookmark-start text:name="__RefHeading___Toc423_3143690850"/>Datensatz<text:bookmark-end text:name="__RefHeading___Toc423_3143690850"/></text:h>
      <text:p text:style-name="P54"># Talk with Moritz how text of exploratory analysis can be written</text:p>
      <text:p text:style-name="P85"># Write about Train, Validation Split (1970-2013 / 2013-2017)</text:p>
      <text:p text:style-name="P44"/>
      <text:h text:style-name="P98" text:outline-level="3"><text:bookmark-start text:name="__RefHeading___Toc427_3143690850"/>Modelle<text:bookmark-end text:name="__RefHeading___Toc427_3143690850"/></text:h>
      <text:p text:style-name="P41"><text:span text:style-name="T35"># </text:span>Einleitung // Generelle Konzepte // Cost Functions // <text:span text:style-name="T33">Regularisierung</text:span></text:p>
      <text:p text:style-name="P42">Es gibt viele verschiedene Modelle im Machine Learning für verschiedene Arten von Problemstellungen. Das in dieser Arbeit behandelte Problem ist ein klassischer Anwendungsfall für Regressionsmethoden. Daher behandelt diese Sektion hauptsächlich Regressionsmodelle aber auch <text:span text:style-name="T36">mächtigere Modelle, die sowohl auf Klassifizierungs- als auch Regressionsprobleme angewendet werden können. Außerdem werden einige Konzepte vorgestellt, welche die meisten Modelle gemein haben.</text:span></text:p>
      <text:p text:style-name="P42"/>
      <text:p text:style-name="P43"># What is a Regression? <text:span text:style-name="T40">Maybe add more </text:span>// <text:span text:style-name="T37">Find source for regression analysis</text:span></text:p>
      <text:p text:style-name="P45">Bei der klassischen Regressionsanalyse wird versucht, ein Zusammenhang zwischen einer abhängigen Variable und mehreren unabhängigen Variablen herzustellen. Im Fall <text:span text:style-name="T37">eines</text:span> Machine Learning <text:span text:style-name="T37">Modells </text:span>ist die abhängie Variable der Output und die unabhängigen Variablen sind die Features, <text:span text:style-name="T37">welche dem Modell als Grundlage dienen um den gewünschten Wert vorherzusagen.</text:span></text:p>
      <text:p text:style-name="P43"/>
      <text:p text:style-name="P43"># Cost Functions</text:p>
      <text:p text:style-name="P43"/>
      <text:p text:style-name="P43"><text:soft-page-break/># Regularization // <text:span text:style-name="T41">Ask Patrick if the details should be handled here or per model</text:span></text:p>
      <text:p text:style-name="P50">Ein Problem vieler Machine Learning Algorithmen ist, dass sie zur Überanpassung tendieren. Das heißt, dass das trainierte Modell zu sehr auf das Trainingsset spezialisiert ist. Das wiederum hat zur Folge, dass es sehr unpräzise Vorhersagen trifft, wenn es mit neuen Daten konfrontiert wird. Um diese<text:span text:style-name="T39">m</text:span> Problem <text:span text:style-name="T39">entgegenzuwirken </text:span>und das Modell allgemeiner zu halten, k<text:span text:style-name="T39">ann das Modell regularisiert beziehungsweise in seiner Anpassung an den Datensatz beschränkt werden.</text:span></text:p>
      <text:p text:style-name="P46"/>
      <text:p text:style-name="P48">Die verschiedenen Modelle benützen teilweise komplett unterschiedliche Algorithmen um ihr Ziel zu erreichen. Dies wirkt sich auf die Dauer aus, die benötigt wird um ein Modell zu trainieren respektive <text:span text:style-name="T38">um eine Vorhersage zu treffen. Einige Modelle trainieren relativ lange aber können Vorhersagen im Handumdrehen treffen und umgekehrt (? better check that). Da dies der Vergleichbarkeit dient, wird zu jedem Modell auch die Rechenkomplexität angeführt.</text:span></text:p>
      <text:p text:style-name="P47"/>
      <text:h text:style-name="P105" text:outline-level="4">Lineare Regression</text:h>
      <text:p text:style-name="P16">// <text:span text:style-name="T16">Hands on Machine Learning 106</text:span></text:p>
      <text:p text:style-name="P16">// <text:span text:style-name="T16">Data Mining 128 (Linear Models)</text:span></text:p>
      <text:p text:style-name="P17">Die Lineare Regression ist eine der simpelsten <text:span text:style-name="T17">Methoden </text:span>die beim Machine Learning zum Einsatz kommen. <text:span text:style-name="T18">Ziel der Linearen Regression ist es aufgrund von einer Menge an bekannten Variablen eine Funktion zu finden, welche am besten darstellt, wie man von einer oder mehreren unabhängigen Variablen zu einer abhängigen Variable kommt.<text:tab/></text:span></text:p>
      <text:p text:style-name="P17"/>
      <text:p text:style-name="P18">&lt;Formel&gt; y = θ 0 + θ 1 x 1 + θ 2 x 2 + ⋯ + θ n x n &lt;/Formel&gt;</text:p>
      <text:p text:style-name="P18">&lt;ul&gt;Legende für Formel&lt;/ul&gt;</text:p>
      <text:p text:style-name="P18"/>
      <text:p text:style-name="P21">Graphisch dargestellt wird hierbei versucht eine Gerade <text:span text:style-name="T19">so </text:span>durch eine Punktwolke zu legen, <text:span text:style-name="T19">dass der Zusammenhang zwischen n unabhängigen bekannten Variablen und einer abhängigen unbekannten Variable </text:span><text:s/><text:span text:style-name="T19">möglichst präzise dargestellt wird. </text:span></text:p>
      <text:p text:style-name="P21"/>
      <text:p text:style-name="P23">&lt;Graphik&gt;Lineare Regression&lt;/Grafik&gt;</text:p>
      <text:p text:style-name="P21"/>
      <text:p text:style-name="P22">&lt;Formel&gt;Matrizenschreibweise <text:span text:style-name="T20">y = X*(beta, gewichtungen/parameter) + (epsilon, fehler)</text:span>&lt;/Formel&gt;</text:p>
      <text:p text:style-name="P22">&lt;ul&gt;Legende&lt;/ul&gt;</text:p>
      <text:p text:style-name="P22"/>
      <text:p text:style-name="P24">Um diese Gerade zu optimieren wird die Methode der kleinsten Quadrate angewendet. Hierbei w<text:span text:style-name="T20">erden die Residuen (Abweichungen) minimiert. Das heißt, versucht wird die Gewichtungen der einzelnen Features so zu wählen, dass die Residuenquadratsumme möglichst gering wird.</text:span></text:p>
      <text:p text:style-name="P18"/>
      <text:p text:style-name="P25"><text:soft-page-break/>Dies zu berechnen kann <text:span text:style-name="T21">je nach Anzahl der gewählten Features und Trainingsexemplare </text:span>eine Weile dauern. Die Rechenkomplexität (Computational Complexity) ergibt sich bei der Linearen Regression wiefolgt: <text:span text:style-name="T21">O (features ^ training samples) #check on that</text:span></text:p>
      <text:p text:style-name="P25"/>
      <text:p text:style-name="P26">Vorteil ist jedoch, dass die Dauer der Berechnung neuer Prognosen linear steigt, sprich O(n).</text:p>
      <text:p text:style-name="P25"/>
      <text:h text:style-name="P106" text:outline-level="4">Ridge Regression</text:h>
      <text:p text:style-name="P19">//<text:span text:style-name="T29">Hands on (Training the Model)</text:span></text:p>
      <text:p text:style-name="P27">Die Ridge Regression ist im Grunde eine Erweiterung der Linearen Regression. Sie zählt zu den regularisierten Modellen, welche eine Überanpassung an die Trainingsdaten verhindern sollen. <text:span text:style-name="T22">Genauer werden bei der Ridge Regression die Gewichtungen der einzelnen Features beschnitten. Dazu wird der Cost-Function ein Regularisierungsterm hinzugefügt. Eine sogennante L2-Regularisierung.</text:span></text:p>
      <text:p text:style-name="P27"/>
      <text:p text:style-name="P28">&lt;Formel&gt;<text:span text:style-name="T23">Ridge Regression Cost Function&lt;/Formel&gt;</text:span></text:p>
      <text:p text:style-name="P29">&lt;ul&gt;Legende&lt;/ul&gt;</text:p>
      <text:p text:style-name="P29"/>
      <text:p text:style-name="P29">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29"/>
      <text:p text:style-name="P29">Die Rechenkomplexität fällt wie bei der herkömmlichen Linearen Regression aus.</text:p>
      <text:p text:style-name="P19"/>
      <text:h text:style-name="P106" text:outline-level="4">Lasso Regression</text:h>
      <text:p text:style-name="P40">//<text:span text:style-name="T29">Hands on (Training the Model)</text:span></text:p>
      <text:p text:style-name="P30">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30"/>
      <text:p text:style-name="P31">&lt;Formel&gt;Lasso Regression Cost Function&lt;/Formel&gt;</text:p>
      <text:p text:style-name="P31">&lt;ul&gt;Legende&lt;/ul&gt;</text:p>
      <text:p text:style-name="P31"/>
      <text:p text:style-name="P32">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2"/>
      <text:p text:style-name="P33">Die Rechenkomplexität fällt wie bei der herkömmlichen Linearen Regression aus.</text:p>
      <text:p text:style-name="P19"><text:soft-page-break/></text:p>
      <text:h text:style-name="P107" text:outline-level="4">Decision Tree Regression</text:h>
      <text:p text:style-name="P20">// <text:span text:style-name="T26">Hands on 167</text:span></text:p>
      <text:p text:style-name="P55">// <text:span text:style-name="T47">Data Mining</text:span></text:p>
      <text:p text:style-name="P34">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34"/>
      <text:p text:style-name="P34">Im Prinzip ist ein Decision Tree eine Abfolge von binären Abfragen, quasi ein Regelset. Das bedeutet wenn eine bestimmte Bedingung erfüllt wird, dann bewegt man sich im Entscheidungsprozess eine Ebene nach links oder respektive rechts runter.</text:p>
      <text:p text:style-name="P34"/>
      <text:p text:style-name="P34">&lt;Grafik&gt;Simple Decission Tree&lt;/Grafik&gt;</text:p>
      <text:p text:style-name="P34"/>
      <text:p text:style-name="P35">Wenn man den Decision Tree dabei nicht regularisiert, dann tendiert er stark zur Überanpassung ans Trainingsset. Dies wiederum führt dazu, dass die Fehlerrate extrem hoch ist, wenn mit dem trainierten Modell neue Vorhersagen getroffen werden.</text:p>
      <text:p text:style-name="P35"/>
      <text:p text:style-name="P35">&lt;Grafik&gt;Vergleich Restricted vs. Non-Restricted&lt;/Grafik&gt;</text:p>
      <text:p text:style-name="P35"/>
      <text:p text:style-name="P35">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7">e Vorhersagen O(log(samples))</text:span></text:p>
      <text:p text:style-name="P20"/>
      <text:h text:style-name="P107" text:outline-level="4">Random Forest Regression</text:h>
      <text:p text:style-name="P20">// <text:span text:style-name="T29">Hands on 189</text:span></text:p>
      <text:p text:style-name="P20">// <text:span text:style-name="T47">Data Mining</text:span></text:p>
      <text:p text:style-name="P36">Der Random Forest Regressor gehört zu den E<text:span text:style-name="T34">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6"/>
      <text:p text:style-name="P36">Der Random Forest besteht wie es der Name vielleicht schon verrät aus n Decision Trees, die wie vorhin erklärt sowohl für Klassifizerungen aber auch für Regressionen verwendet werden können. <text:span text:style-name="T28">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6"><text:soft-page-break/></text:p>
      <text:p text:style-name="P37">&lt;Grafik <text:span text:style-name="T30">source=“Hands on“</text:span>&gt;Trainings subsets&lt;/Grafik&gt;</text:p>
      <text:p text:style-name="P38">// <text:span text:style-name="T31">Data Mining Ensemble Chapter</text:span></text:p>
      <text:p text:style-name="P39">&lt;Text&gt;Bagging Advantages&lt;/Text&gt;</text:p>
      <text:p text:style-name="P38"/>
      <text:h text:style-name="P98" text:outline-level="3"><text:bookmark-start text:name="__RefHeading___Toc709_984200755"/>Technologien<text:bookmark-end text:name="__RefHeading___Toc709_984200755"/></text:h>
      <text:p text:style-name="P19">// <text:span text:style-name="T45">Wirte this at the end of the thesis // Scipy, Numpy, Sklearn</text:span></text:p>
      <text:h text:style-name="P102" text:outline-level="2"><text:bookmark-start text:name="__RefHeading___Toc429_3143690850"/>Praktischer Teil<text:bookmark-end text:name="__RefHeading___Toc429_3143690850"/></text:h>
      <text:h text:style-name="P97" text:outline-level="3"><text:bookmark-start text:name="__RefHeading___Toc431_3143690850"/>Methode<text:bookmark-end text:name="__RefHeading___Toc431_3143690850"/></text:h>
      <text:h text:style-name="P108" text:outline-level="4">Umsetzung</text:h>
      <text:h text:style-name="P108" text:outline-level="4">Ergebnis</text:h>
      <text:h text:style-name="P97" text:outline-level="3"><text:bookmark-start text:name="__RefHeading___Toc433_3143690850"/>Vergleich der Ergebnisse<text:bookmark-end text:name="__RefHeading___Toc433_3143690850"/></text:h>
      <text:h text:style-name="P97" text:outline-level="3"><text:bookmark-start text:name="__RefHeading___Toc435_3143690850"/>Analyse<text:bookmark-end text:name="__RefHeading___Toc435_3143690850"/></text:h>
      <text:h text:style-name="P101" text:outline-level="1"><text:bookmark-start text:name="__RefHeading___Toc437_3143690850"/>Schluss<text:bookmark-end text:name="__RefHeading___Toc437_3143690850"/></text:h>
      <text:p text:style-name="P59"><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401446230" text:style-name="WWNum45">
        <text:list-item>
          <text:p text:style-name="P109"><text:span text:style-name="T1">H. Balzert, Lehrbuch der Objektmodellierung - Analyse und Entwurf mit der UML 2, <text:s/>2. </text:span>Ausg., Elsevier GmbH, München 2005.</text:p>
        </text:list-item>
        <text:list-item>
          <text:p text:style-name="P109">K. W. Wagner, Performance Excellence. <text:span text:style-name="T1">Der Praxisleitfaden zum effektiven Prozessmanagement, Hanser Fachbuch, München 2007.</text:span></text:p>
        </text:list-item>
        <text:list-item>
          <text:p text:style-name="P110"/>
        </text:list-item>
      </text:list>
      <text:p text:style-name="P59"><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68"/>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7">Abbildung 1: Beispiel für die Beschriftung eines Buchrückens.<text:tab/>8</text:p>
          <text:p text:style-name="P67"/>
        </text:index-body>
      </text:illustration-index>
      <text:p text:style-name="P12"/>
      <text:p text:style-name="P12"/>
      <text:p text:style-name="P12"/>
      <text:p text:style-name="Anmerkungen">ANMERKUNG: Dieses Abbildungsverzeichnis generiert sich selbst.</text:p>
      <text:p text:style-name="P59"><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68"/>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7">Tabelle 1: Semesterplan der Lehrveranstaltung „Angewandte Mathematik“<text:tab/>8</text:p>
          <text:p text:style-name="P67"/>
        </text:index-body>
      </text:illustration-index>
      <text:p text:style-name="P12"/>
      <text:p text:style-name="P12"/>
      <text:p text:style-name="P12"/>
      <text:p text:style-name="Anmerkungen">ANMERKUNG: Dieses Tabellenverzeichnis generiert sich selbst.</text:p>
      <text:p text:style-name="P10"/>
      <text:p text:style-name="P59"><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64">WWW</text:p>
          </table:table-cell>
          <table:table-cell table:style-name="Tabelle4.A1" office:value-type="string">
            <text:p text:style-name="P64">World Wide Web</text:p>
          </table:table-cell>
        </table:table-row>
        <table:table-row table:style-name="Tabelle4.1">
          <table:table-cell table:style-name="Tabelle4.A1" office:value-type="string">
            <text:p text:style-name="P64"/>
          </table:table-cell>
          <table:table-cell table:style-name="Tabelle4.A1" office:value-type="string">
            <text:p text:style-name="P64"/>
          </table:table-cell>
        </table:table-row>
        <table:table-row table:style-name="Tabelle4.1">
          <table:table-cell table:style-name="Tabelle4.A1" office:value-type="string">
            <text:p text:style-name="P64"/>
          </table:table-cell>
          <table:table-cell table:style-name="Tabelle4.A1" office:value-type="string">
            <text:p text:style-name="P64"/>
          </table:table-cell>
        </table:table-row>
        <table:table-row table:style-name="Tabelle4.1">
          <table:table-cell table:style-name="Tabelle4.A1" office:value-type="string">
            <text:p text:style-name="P64"/>
          </table:table-cell>
          <table:table-cell table:style-name="Tabelle4.A1" office:value-type="string">
            <text:p text:style-name="P64"/>
          </table:table-cell>
        </table:table-row>
        <table:table-row table:style-name="Tabelle4.1">
          <table:table-cell table:style-name="Tabelle4.A1" office:value-type="string">
            <text:p text:style-name="P64"/>
          </table:table-cell>
          <table:table-cell table:style-name="Tabelle4.A1" office:value-type="string">
            <text:p text:style-name="P64"/>
          </table:table-cell>
        </table:table-row>
        <table:table-row table:style-name="Tabelle4.1">
          <table:table-cell table:style-name="Tabelle4.A1" office:value-type="string">
            <text:p text:style-name="P64"/>
          </table:table-cell>
          <table:table-cell table:style-name="Tabelle4.A1" office:value-type="string">
            <text:p text:style-name="P64"/>
          </table:table-cell>
        </table:table-row>
        <table:table-row table:style-name="Tabelle4.1">
          <table:table-cell table:style-name="Tabelle4.A1" office:value-type="string">
            <text:p text:style-name="P64"/>
          </table:table-cell>
          <table:table-cell table:style-name="Tabelle4.A1" office:value-type="string">
            <text:p text:style-name="P64"/>
          </table:table-cell>
        </table:table-row>
        <table:table-row table:style-name="Tabelle4.1">
          <table:table-cell table:style-name="Tabelle4.A1" office:value-type="string">
            <text:p text:style-name="P64"/>
          </table:table-cell>
          <table:table-cell table:style-name="Tabelle4.A1" office:value-type="string">
            <text:p text:style-name="P64"/>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59"><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59"><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71</meta:editing-cycles>
    <meta:print-date>2014-08-14T12:41:00</meta:print-date>
    <meta:creation-date>2016-01-12T13:40:00</meta:creation-date>
    <dc:date>2018-09-03T17:20:01.856582176</dc:date>
    <meta:editing-duration>P18DT13H25M27S</meta:editing-duration>
    <meta:generator>LibreOffice/5.4.6.2$Linux_X86_64 LibreOffice_project/40m0$Build-2</meta:generator>
    <meta:document-statistic meta:table-count="2" meta:image-count="1" meta:object-count="0" meta:page-count="21" meta:paragraph-count="155" meta:word-count="2577" meta:character-count="18169" meta:non-whitespace-character-count="15757"/>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